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21:54:13.977012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5-11T22:39:28.399226852</dc:date>
    <meta:editing-duration>P4DT4H43M9S</meta:editing-duration>
    <meta:editing-cycles>320</meta:editing-cycles>
    <meta:generator>LibreOffice/5.2.6.2$Linux_X86_64 LibreOffice_project/20m0$Build-2</meta:generator>
    <meta:document-statistic meta:table-count="1" meta:cell-count="3600" meta:object-count="0"/>
  </office:meta>
</office:document-meta>
</file>